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6.5764in" svg:y="2.5217in">
            <draw:object draw:notify-on-update-of-ranges="Sheet1.A2:Sheet1.A9 Sheet1.D1:Sheet1.D1 Sheet1.D2:Sheet1.D9 Sheet1.B1:Sheet1.B1 Sheet1.B2:Sheet1.B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>
            <text:p>Receivers</text:p>
          </table:table-cell>
          <table:table-cell office:value-type="string">
            <text:p>Error in prediction</text:p>
          </table:table-cell>
          <table:table-cell office:value-type="string">
            <text:p>Gain</text:p>
          </table:table-cell>
          <table:table-cell office:value-type="string">
            <text:p>Regression</text:p>
          </table:table-cell>
          <table:table-cell office:value-type="string">
            <text:p>Dev</text:p>
          </table:table-cell>
          <table:table-cell table:number-columns-repeated="2"/>
          <table:table-cell office:value-type="string">
            <text:p>Raw</text:p>
          </table:table-cell>
          <table:table-cell table:number-columns-repeated="6"/>
        </table:table-row>
        <table:table-row table:style-name="ro1">
          <table:table-cell table:style-name="ce1" office:value-type="float" office:value="3">
            <text:p>3.00</text:p>
          </table:table-cell>
          <table:table-cell table:style-name="ce1" table:formula="of:=(100-[.H2])*0.7" office:value-type="float" office:value="10.766">
            <text:p>10.77</text:p>
          </table:table-cell>
          <table:table-cell table:style-name="ce1" table:formula="of:=0" office:value-type="float" office:value="0">
            <text:p>0.00</text:p>
          </table:table-cell>
          <table:table-cell table:style-name="ce1" table:formula="of:=[.$I$4]+[.$J$4]/(POWER([.A2]-[.$K$4];[.$M$4])*[.$L$4])" office:value-type="float" office:value="11.0426187294621">
            <text:p>11.04</text:p>
          </table:table-cell>
          <table:table-cell table:style-name="ce1" table:formula="of:=POWER([.B2]-[.D2];2)" office:value-type="float" office:value="0.0765179214892494">
            <text:p>0.08</text:p>
          </table:table-cell>
          <table:table-cell table:number-columns-repeated="2"/>
          <table:table-cell table:style-name="ce1" office:value-type="float" office:value="84.62">
            <text:p>84.62</text:p>
          </table:table-cell>
          <table:table-cell table:number-columns-repeated="6"/>
        </table:table-row>
        <table:table-row table:style-name="ro1">
          <table:table-cell table:style-name="ce1" office:value-type="float" office:value="4">
            <text:p>4.00</text:p>
          </table:table-cell>
          <table:table-cell table:style-name="ce1" table:formula="of:=(100-[.H3])*0.7" office:value-type="float" office:value="7.042">
            <text:p>7.04</text:p>
          </table:table-cell>
          <table:table-cell table:style-name="ce1" table:formula="of:=[.B2]-[.B3]" office:value-type="float" office:value="3.724">
            <text:p>3.72</text:p>
          </table:table-cell>
          <table:table-cell table:style-name="ce1" table:formula="of:=[.$I$4]+[.$J$4]/(POWER([.A3]-[.$K$4];[.$M$4])*[.$L$4])" office:value-type="float" office:value="7.01941738241592">
            <text:p>7.02</text:p>
          </table:table-cell>
          <table:table-cell table:style-name="ce1" table:formula="of:=POWER([.B3]-[.D3];2)" office:value-type="float" office:value="0.000509974616948828">
            <text:p>0.00</text:p>
          </table:table-cell>
          <table:table-cell table:number-columns-repeated="2"/>
          <table:table-cell table:style-name="ce1" office:value-type="float" office:value="89.94">
            <text:p>89.94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table:style-name="ce1" office:value-type="float" office:value="5">
            <text:p>5.00</text:p>
          </table:table-cell>
          <table:table-cell table:style-name="ce1" table:formula="of:=(100-[.H4])*0.7" office:value-type="float" office:value="5.432">
            <text:p>5.43</text:p>
          </table:table-cell>
          <table:table-cell table:style-name="ce1" table:formula="of:=[.B3]-[.B4]" office:value-type="float" office:value="1.61">
            <text:p>1.61</text:p>
          </table:table-cell>
          <table:table-cell table:style-name="ce1" table:formula="of:=[.$I$4]+[.$J$4]/(POWER([.A4]-[.$K$4];[.$M$4])*[.$L$4])" office:value-type="float" office:value="5.27496121990569">
            <text:p>5.27</text:p>
          </table:table-cell>
          <table:table-cell table:style-name="ce1" table:formula="of:=POWER([.B4]-[.D4];2)" office:value-type="float" office:value="0.024661178453511">
            <text:p>0.02</text:p>
          </table:table-cell>
          <table:table-cell table:number-columns-repeated="2"/>
          <table:table-cell table:style-name="ce1" office:value-type="float" office:value="92.24">
            <text:p>92.24</text:p>
          </table:table-cell>
          <table:table-cell office:value-type="float" office:value="2.6">
            <text:p>2.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.25">
            <text:p>2.25</text:p>
          </table:table-cell>
          <table:table-cell/>
        </table:table-row>
        <table:table-row table:style-name="ro1">
          <table:table-cell table:style-name="ce1" office:value-type="float" office:value="6">
            <text:p>6.00</text:p>
          </table:table-cell>
          <table:table-cell table:style-name="ce1" table:formula="of:=(100-[.H5])*0.7" office:value-type="float" office:value="4.466">
            <text:p>4.47</text:p>
          </table:table-cell>
          <table:table-cell table:style-name="ce1" table:formula="of:=[.B4]-[.B5]" office:value-type="float" office:value="0.966000000000006">
            <text:p>0.97</text:p>
          </table:table-cell>
          <table:table-cell table:style-name="ce1" table:formula="of:=[.$I$4]+[.$J$4]/(POWER([.A5]-[.$K$4];[.$M$4])*[.$L$4])" office:value-type="float" office:value="4.37484195623965">
            <text:p>4.37</text:p>
          </table:table-cell>
          <table:table-cell table:style-name="ce1" table:formula="of:=POWER([.B5]-[.D5];2)" office:value-type="float" office:value="0.00830978894221423">
            <text:p>0.01</text:p>
          </table:table-cell>
          <table:table-cell table:number-columns-repeated="2"/>
          <table:table-cell table:style-name="ce1" office:value-type="float" office:value="93.62">
            <text:p>93.62</text:p>
          </table:table-cell>
          <table:table-cell table:number-columns-repeated="5"/>
          <table:table-cell office:value-type="float" office:value="95.555">
            <text:p>95.555</text:p>
          </table:table-cell>
        </table:table-row>
        <table:table-row table:style-name="ro1">
          <table:table-cell table:style-name="ce1" office:value-type="float" office:value="7">
            <text:p>7.00</text:p>
          </table:table-cell>
          <table:table-cell table:style-name="ce1" table:formula="of:=(100-[.H6])*0.7" office:value-type="float" office:value="3.962">
            <text:p>3.96</text:p>
          </table:table-cell>
          <table:table-cell table:style-name="ce1" table:formula="of:=[.B5]-[.B6]" office:value-type="float" office:value="0.504">
            <text:p>0.50</text:p>
          </table:table-cell>
          <table:table-cell table:style-name="ce1" table:formula="of:=[.$I$4]+[.$J$4]/(POWER([.A6]-[.$K$4];[.$M$4])*[.$L$4])" office:value-type="float" office:value="3.85466969990054">
            <text:p>3.85</text:p>
          </table:table-cell>
          <table:table-cell table:style-name="ce1" table:formula="of:=POWER([.B6]-[.D6];2)" office:value-type="float" office:value="0.0115197933194398">
            <text:p>0.01</text:p>
          </table:table-cell>
          <table:table-cell table:number-columns-repeated="2"/>
          <table:table-cell table:style-name="ce1" office:value-type="float" office:value="94.34">
            <text:p>94.34</text:p>
          </table:table-cell>
          <table:table-cell table:number-columns-repeated="5"/>
          <table:table-cell table:formula="of:=(100-[.N5])*0.7" office:value-type="float" office:value="3.1115">
            <text:p>3.1115</text:p>
          </table:table-cell>
        </table:table-row>
        <table:table-row table:style-name="ro1">
          <table:table-cell table:style-name="ce1" office:value-type="float" office:value="8">
            <text:p>8.00</text:p>
          </table:table-cell>
          <table:table-cell table:style-name="ce1" table:formula="of:=(100-[.H7])*0.7" office:value-type="float" office:value="3.822">
            <text:p>3.82</text:p>
          </table:table-cell>
          <table:table-cell table:style-name="ce1" table:formula="of:=[.B6]-[.B7]" office:value-type="float" office:value="0.140000000000002">
            <text:p>0.14</text:p>
          </table:table-cell>
          <table:table-cell table:style-name="ce1" table:formula="of:=[.$I$4]+[.$J$4]/(POWER([.A7]-[.$K$4];[.$M$4])*[.$L$4])" office:value-type="float" office:value="3.52906805859588">
            <text:p>3.53</text:p>
          </table:table-cell>
          <table:table-cell table:style-name="ce1" table:formula="of:=POWER([.B7]-[.D7];2)" office:value-type="float" office:value="0.0858091222947867">
            <text:p>0.09</text:p>
          </table:table-cell>
          <table:table-cell table:number-columns-repeated="2"/>
          <table:table-cell table:style-name="ce1" office:value-type="float" office:value="94.54">
            <text:p>94.54</text:p>
          </table:table-cell>
          <table:table-cell table:number-columns-repeated="6"/>
        </table:table-row>
        <table:table-row table:style-name="ro1">
          <table:table-cell table:style-name="ce1" office:value-type="float" office:value="9">
            <text:p>9.00</text:p>
          </table:table-cell>
          <table:table-cell table:style-name="ce1" table:formula="of:=(100-[.H8])*0.7" office:value-type="float" office:value="3.353">
            <text:p>3.35</text:p>
          </table:table-cell>
          <table:table-cell table:style-name="ce1" table:formula="of:=[.B7]-[.B8]" office:value-type="float" office:value="0.468999999999991">
            <text:p>0.47</text:p>
          </table:table-cell>
          <table:table-cell table:style-name="ce1" table:formula="of:=[.$I$4]+[.$J$4]/(POWER([.A8]-[.$K$4];[.$M$4])*[.$L$4])" office:value-type="float" office:value="3.31277811011065">
            <text:p>3.31</text:p>
          </table:table-cell>
          <table:table-cell table:style-name="ce1" table:formula="of:=POWER([.B8]-[.D8];2)" office:value-type="float" office:value="0.00161780042627143">
            <text:p>0.00</text:p>
          </table:table-cell>
          <table:table-cell table:number-columns-repeated="2"/>
          <table:table-cell table:style-name="ce1" office:value-type="float" office:value="95.21">
            <text:p>95.21</text:p>
          </table:table-cell>
          <table:table-cell table:number-columns-repeated="6"/>
        </table:table-row>
        <table:table-row table:style-name="ro1">
          <table:table-cell table:style-name="ce1" office:value-type="float" office:value="10">
            <text:p>10.00</text:p>
          </table:table-cell>
          <table:table-cell table:style-name="ce1" table:formula="of:=(100-[.H9])*0.7" office:value-type="float" office:value="2.562">
            <text:p>2.56</text:p>
          </table:table-cell>
          <table:table-cell table:style-name="ce1" table:formula="of:=[.B8]-[.B9]" office:value-type="float" office:value="0.791000000000007">
            <text:p>0.79</text:p>
          </table:table-cell>
          <table:table-cell table:style-name="ce1" table:formula="of:=[.$I$4]+[.$J$4]/(POWER([.A9]-[.$K$4];[.$M$4])*[.$L$4])" office:value-type="float" office:value="3.16234132519035">
            <text:p>3.16</text:p>
          </table:table-cell>
          <table:table-cell table:style-name="ce1" table:formula="of:=POWER([.B9]-[.D9];2)" office:value-type="float" office:value="0.360409706731307">
            <text:p>0.36</text:p>
          </table:table-cell>
          <table:table-cell table:number-columns-repeated="2"/>
          <table:table-cell table:style-name="ce1" office:value-type="float" office:value="96.34">
            <text:p>96.34</text:p>
          </table:table-cell>
          <table:table-cell table:number-columns-repeated="6"/>
        </table:table-row>
        <table:table-row table:style-name="ro1">
          <table:table-cell table:style-name="ce1" table:number-columns-repeated="5"/>
          <table:table-cell table:number-columns-repeated="9"/>
        </table:table-row>
        <table:table-row table:style-name="ro1">
          <table:table-cell table:style-name="ce1" table:number-columns-repeated="7"/>
          <table:table-cell table:number-columns-repeated="7"/>
        </table:table-row>
        <table:table-row table:style-name="ro1" table:number-rows-repeated="8">
          <table:table-cell table:number-columns-repeated="3"/>
          <table:table-cell table:style-name="ce1"/>
          <table:table-cell table:number-columns-repeated="10"/>
        </table:table-row>
        <table:table-row table:style-name="ro1" table:number-rows-repeated="104855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1">00/00/0000</text:date>, <text:time style:data-style-name="N2" text:time-value="0000-00-00T21:35: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lense </meta:initial-creator>
    <meta:creation-date>2013-11-30T11:10:27</meta:creation-date>
    <dc:date>2013-12-11T22:04:33</dc:date>
    <dc:creator>falense </dc:creator>
    <meta:editing-duration>PT2M14S</meta:editing-duration>
    <meta:editing-cycles>4</meta:editing-cycles>
    <meta:generator>LibreOffice/4.0.2.2$Linux_X86_64 LibreOffice_project/400m0$Build-2</meta:generator>
    <meta:document-statistic meta:table-count="1" meta:cell-count="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diamond" chart:symbol-width="0.25cm" chart:symbol-height="0.25cm"/>
      <style:graphic-properties draw:stroke="dash" draw:stroke-dash="Ultrafine_20_Dashed" svg:stroke-width="0.08cm" svg:stroke-color="#dc2300" svg:stroke-opacity="60%" draw:fill-color="#dc2300" draw:opacity="60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157cm" svg:y="3.952cm" style:legend-expansion="high" chart:style-name="ch2"/>
        <chart:plot-area chart:style-name="ch3" table:cell-range-address="Sheet1.A1:Sheet1.B9 Sheet1.D1:Sheet1.D9" chart:data-source-has-labels="both" svg:x="1.331cm" svg:y="0.855cm" svg:width="9.186cm" svg:height="6.984cm">
          <chartooo:coordinate-region svg:x="2.429cm" svg:y="1.054cm" svg:width="7.663cm" svg:height="6.138cm"/>
          <chart:axis chart:dimension="x" chart:name="primary-x" chart:style-name="ch4" chartooo:axis-type="auto">
            <chartooo:date-scale/>
            <chart:title svg:x="4.782cm" svg:y="8.019cm" chart:style-name="ch5">
              <text:p>Receiver count</text:p>
            </chart:title>
            <chart:categories table:cell-range-address="Sheet1.A2:Sheet1.A9"/>
          </chart:axis>
          <chart:axis chart:dimension="y" chart:name="primary-y" chart:style-name="ch6">
            <chart:title svg:x="0.451cm" svg:y="5.793cm" chart:style-name="ch7">
              <text:p>Prediction error (M)</text:p>
            </chart:title>
            <chart:grid chart:style-name="ch8" chart:class="major"/>
          </chart:axis>
          <chart:series chart:style-name="ch9" chart:values-cell-range-address="Sheet1.D2:Sheet1.D9" chart:label-cell-address="Sheet1.D1:Sheet1.D1" chart:class="chart:line">
            <chart:data-point chart:repeated="8"/>
          </chart:series>
          <chart:series chart:style-name="ch10" chart:values-cell-range-address="Sheet1.B2:Sheet1.B9" chart:label-cell-address="Sheet1.B1:Sheet1.B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ression</text:p>
                <draw:g>
                  <svg:desc>Sheet1.D1:Sheet1.D1</svg:desc>
                </draw:g>
              </table:table-cell>
              <table:table-cell office:value-type="string">
                <text:p>Error in predictio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Sheet1.A2:Sheet1.A9</svg:desc>
                </draw:g>
              </table:table-cell>
              <table:table-cell office:value-type="float" office:value="11.0426187294621">
                <text:p>11.0426187294621</text:p>
                <draw:g>
                  <svg:desc>Sheet1.D2:Sheet1.D9</svg:desc>
                </draw:g>
              </table:table-cell>
              <table:table-cell office:value-type="float" office:value="10.766">
                <text:p>10.766</text:p>
                <draw:g>
                  <svg:desc>Sheet1.B2:Sheet1.B9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.01941738241592">
                <text:p>7.01941738241592</text:p>
              </table:table-cell>
              <table:table-cell office:value-type="float" office:value="7.042">
                <text:p>7.04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.27496121990569">
                <text:p>5.27496121990569</text:p>
              </table:table-cell>
              <table:table-cell office:value-type="float" office:value="5.432">
                <text:p>5.43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37484195623965">
                <text:p>4.37484195623965</text:p>
              </table:table-cell>
              <table:table-cell office:value-type="float" office:value="4.466">
                <text:p>4.46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3.85466969990054">
                <text:p>3.85466969990054</text:p>
              </table:table-cell>
              <table:table-cell office:value-type="float" office:value="3.962">
                <text:p>3.96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52906805859588">
                <text:p>3.52906805859588</text:p>
              </table:table-cell>
              <table:table-cell office:value-type="float" office:value="3.822">
                <text:p>3.82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.31277811011065">
                <text:p>3.31277811011065</text:p>
              </table:table-cell>
              <table:table-cell office:value-type="float" office:value="3.353">
                <text:p>3.35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16234132519035">
                <text:p>3.16234132519035</text:p>
              </table:table-cell>
              <table:table-cell office:value-type="float" office:value="2.562">
                <text:p>2.5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